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hart 18" draw:style-name="gr1" svg:width="5.0213in" svg:height="2.6874in" svg:x="7.4587in" svg:y="3.1512in">
            <draw:object draw:notify-on-update-of-ranges="Sheet1.A1:Sheet1.C1 Sheet1.A2:Sheet1.C2 Sheet1.A3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4f81bd"/>
    </style:style>
    <style:style style:name="ch8" style:family="chart">
      <style:chart-properties chart:solid-type="cuboid"/>
      <style:graphic-properties draw:fill-color="#c0504d"/>
    </style:style>
    <style:style style:name="ch9" style:family="chart">
      <style:chart-properties chart:solid-type="cuboid"/>
      <style:graphic-properties draw:fill-color="#9bbb59"/>
    </style:style>
    <style:style style:name="ch10" style:family="chart" style:data-style-name="N5000">
      <style:chart-properties chart:label-position="avoid-overlap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755cm" svg:height="6.827cm" xlink:href=".." xlink:type="simple" chart:class="chart:circle" chart:style-name="ch1">
        <chart:legend chart:legend-position="end" svg:x="11.206cm" svg:y="2.616cm" style:legend-expansion="high" chart:style-name="ch2"/>
        <chart:plot-area chart:style-name="ch3" table:cell-range-address="Sheet1.A1:Sheet1.C3" chart:data-source-has-labels="row" svg:x="0.255cm" svg:y="0.543cm" svg:width="10.696cm" svg:height="6.148cm">
          <chartooo:coordinate-region svg:x="2.529cm" svg:y="0.544cm" svg:width="6.147cm" svg:height="6.147cm"/>
          <chart:axis chart:dimension="x" chart:name="primary-x" chart:style-name="ch4" chartooo:axis-type="text">
            <chart:categories table:cell-range-address="Sheet1.A1:Sheet1.C1"/>
          </chart:axis>
          <chart:axis chart:dimension="y" chart:name="primary-y" chart:style-name="ch5"/>
          <chart:series chart:style-name="ch6" chart:values-cell-range-address="Sheet1.A2:Sheet1.C2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Sheet1.A3:Sheet1.C3" chart:class="chart:circle">
            <chart:data-point chart:style-name="ch7"/>
            <chart:data-point chart:style-name="ch8"/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A1:Sheet1.C1</svg:desc>
                </draw:g>
              </table:table-cell>
              <table:table-cell office:value-type="string">
                <text:p>Two</text:p>
              </table:table-cell>
              <table:table-cell office:value-type="string">
                <text:p>Thre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A2:Sheet1.C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A3:Sheet1.C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